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application/pdf" manifest:full-path="Pictures/9.pdf"/>
  <manifest:file-entry manifest:media-type="application/pdf" manifest:full-path="Pictures/8.pdf"/>
  <manifest:file-entry manifest:media-type="application/pdf" manifest:full-path="Pictures/7.pdf"/>
  <manifest:file-entry manifest:media-type="application/pdf" manifest:full-path="Pictures/6.pdf"/>
  <manifest:file-entry manifest:media-type="application/pdf" manifest:full-path="Pictures/5.pdf"/>
  <manifest:file-entry manifest:media-type="application/pdf" manifest:full-path="Pictures/4.pdf"/>
  <manifest:file-entry manifest:media-type="application/pdf" manifest:full-path="Pictures/3.pdf"/>
  <manifest:file-entry manifest:media-type="application/pdf" manifest:full-path="Pictures/2.pdf"/>
  <manifest:file-entry manifest:media-type="application/pdf" manifest:full-path="Pictures/1.pdf"/>
  <manifest:file-entry manifest:media-type="application/pdf" manifest:full-path="Pictures/0.pdf"/>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style:style style:name="P9" style:family="paragraph" style:parent-style-name="Text_20_body" style:list-style-name="L9">
      <style:paragraph-properties fo:margin-left="0.0in" fo:margin-right="0in" fo:text-indent="0in" style:auto-text-indent="false" fo:margin-top="0in" fo:margin-bottom="0in"/>
    </style:style>
    <style:style style:name="P10" style:family="paragraph" style:parent-style-name="Text_20_body" style:list-style-name="L10">
      <style:paragraph-properties fo:margin-left="0.0in" fo:margin-right="0in" fo:text-indent="0in" style:auto-text-indent="false" fo:margin-top="0in" fo:margin-bottom="0in"/>
    </style:style>
    <style:style style:name="P11" style:family="paragraph" style:parent-style-name="Text_20_body" style:list-style-name="L11">
      <style:paragraph-properties fo:margin-left="0.0in" fo:margin-right="0in" fo:text-indent="0in" style:auto-text-indent="false" fo:margin-top="0in" fo:margin-bottom="0in"/>
    </style:style>
    <style:style style:name="P12" style:family="paragraph" style:parent-style-name="Text_20_body" style:list-style-name="L12">
      <style:paragraph-properties fo:margin-left="0.0in" fo:margin-right="0in" fo:text-indent="0in" style:auto-text-indent="false" fo:margin-top="0in" fo:margin-bottom="0in"/>
    </style:style>
    <style:style style:name="P13" style:family="paragraph" style:parent-style-name="Text_20_body" style:list-style-name="L13">
      <style:paragraph-properties fo:margin-left="0.0in" fo:margin-right="0in" fo:text-indent="0in" style:auto-text-indent="false" fo:margin-top="0in" fo:margin-bottom="0in"/>
    </style:style>
    <style:style style:name="P14" style:family="paragraph" style:parent-style-name="Text_20_body" style:list-style-name="L14">
      <style:paragraph-properties fo:margin-left="0.0in" fo:margin-right="0in" fo:text-indent="0in" style:auto-text-indent="false" fo:margin-top="0in" fo:margin-bottom="0in"/>
    </style:style>
    <style:style style:name="P15" style:family="paragraph" style:parent-style-name="Text_20_body" style:list-style-name="L15">
      <style:paragraph-properties fo:margin-left="0.0in" fo:margin-right="0in" fo:text-indent="0in" style:auto-text-indent="false" fo:margin-top="0in" fo:margin-bottom="0in"/>
    </style:style>
    <style:style style:name="P16" style:family="paragraph" style:parent-style-name="Text_20_body" style:list-style-name="L16">
      <style:paragraph-properties fo:margin-left="0.0in" fo:margin-right="0in" fo:text-indent="0in" style:auto-text-indent="false" fo:margin-top="0in" fo:margin-bottom="0in"/>
    </style:style>
    <style:style style:name="P17" style:family="paragraph" style:parent-style-name="Text_20_body" style:list-style-name="L17">
      <style:paragraph-properties fo:margin-left="0.0in" fo:margin-right="0in" fo:text-indent="0in" style:auto-text-indent="false" fo:margin-top="0in" fo:margin-bottom="0in"/>
    </style:style>
    <style:style style:name="P18" style:family="paragraph" style:parent-style-name="Text_20_body" style:list-style-name="L18">
      <style:paragraph-properties fo:margin-left="0.0in" fo:margin-right="0in" fo:text-indent="0in" style:auto-text-indent="false" fo:margin-top="0in" fo:margin-bottom="0in"/>
    </style:style>
    <style:style style:name="P19" style:family="paragraph" style:parent-style-name="Text_20_body" style:list-style-name="L19">
      <style:paragraph-properties fo:margin-left="0.0in" fo:margin-right="0in" fo:text-indent="0in" style:auto-text-indent="false" fo:margin-top="0in" fo:margin-bottom="0in"/>
    </style:style>
    <style:style style:name="P20" style:family="paragraph" style:parent-style-name="Text_20_body" style:list-style-name="L20">
      <style:paragraph-properties fo:margin-left="0.0in" fo:margin-right="0in" fo:text-indent="0in" style:auto-text-indent="false" fo:margin-top="0in" fo:margin-bottom="0in"/>
    </style:style>
    <style:style style:name="P21" style:family="paragraph" style:parent-style-name="Text_20_body" style:list-style-name="L21">
      <style:paragraph-properties fo:margin-left="0.0in" fo:margin-right="0in" fo:text-indent="0in" style:auto-text-indent="false" fo:margin-top="0in" fo:margin-bottom="0in"/>
    </style:style>
  </office:automatic-styles>
  <office:body>
    <office:text>
      <text:h text:style-name="Title">OParl Schnittstellen-Spezifikation (Entwurf)</text:h>
      <text:p text:style-name="Author">Marian Steinbach <text:a xlink:type="simple" xlink:href="mailto:marian@sendung.de" office:name=""><text:span text:style-name="Definition"><text:span text:style-name="Teletype">marian@sendung.de</text:span></text:span></text:a></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 (Ratsinformationssysteme, RIS) darstellen. Es dient damit als Grundlage für die Implementierung von OParl-konformen Server- und Clientanwendungen.</text:p>
      <text:h text:style-name="Heading_20_2" text:outline-level="2">Parlamentarische Informationssysteme</text:h>
      <text:p text:style-name="First_20_paragraph">Parlamentarische Informationssysteme (oft Ratsinformationssystem, RIS oder Bürgerinformationssystem genannt) werden von vielen Körperschaften wie Kommunen, Landkreisen und Regierungsbezirken eingesetzt, um die anfallende Gremienarbeit (Ratssitzungen, Ausschüsse, Vertretungen) zu organisieren. Da ein großer Teil der schriftlichen Arbeit in der Lokalpolitik über derartige Systeme verwaltet wird, sind diese Systeme – dort wo vorhanden – ein wichtiger Zugriffspunkt für alle, die sich für politischen Geschehnisse interessieren.</text:p>
      <text:h text:style-name="Heading_20_2" text:outline-level="2">Gründe für den standardisierten Datenzugriff</text:h>
      <text:p text:style-name="First_20_paragraph">Eine wichtige Maßnahme von Körperschaften, die im Zuge von Open-Data- und Open-Government-Initiativen ihre Politik transparenter machen wollen, wird auch sein, die Daten in den parlamentarischen Informationssystemen im Sinne des Open-Data-Begriffs zugänglich zu machen. Hierdurch können die Kommunen selbst, aber auch dritte, Anwendungen entwickeln, die Inhalte auf verschiedene Art und Weise auswerten, abrufbar und nutzbar machen, sei es für die Allgemeinheit oder für bestimmte Nutzerkreise.</text:p>
      <text:p text:style-name="Text_20_body">Darüber hinaus sollen parlamentarische Informationssysteme in verschiedenste Prozesse und Systemlandschaften integriert werden. Durch eine einheitliche Schnittstelle bieten sich effiziente Möglichkeiten zur Integration der Daten in anderen Systemen, wie beispielsweise Web-Portalen.</text:p>
      <text:h text:style-name="Heading_20_2" text:outline-level="2">Funktionsumfang der OParl-Schnittstelle</text:h>
      <text:p text:style-name="First_20_paragraph">Die vorliegende Spezifikation soll eine Webservice-Schnittstelle definieren, die den anonymen und lesenden Zugriff auf öffentliche Inhalte aus Parlamentarischen Informationssystemen ermöglicht. Die Zugriffe erfolgen über das Hypertext Transfer Protocol (HTTP). Daten werden als JSON, JSONP oder optional als XML ausgeliefert.</text:p>
      <text:p text:style-name="Text_20_body">Die Spezifikation wird obligatorische Bestandteile (MUSS) und optionale Bestandteile (KANN) haben. Der tatsächliche Funktionsumfang kann daher zwischen den Implementierungen variieren.</text:p>
      <text:h text:style-name="Heading_20_2" text:outline-level="2">Status</text:h>
      <text:p text:style-name="First_20_paragraph">Die Spezifikation befindet sich in Arbeit. Das Dokument enthält entsprechend viele Ungenauigkeiten und Hinweise auf offene Fragestellungen.</text:p>
      <text:h text:style-name="Heading_20_2" text:outline-level="2">Überblick</text:h>
      <text:p text:style-name="First_20_paragraph">Der Entwurf umfasst aktuell die Beschreibung eines Datenmodells.</text:p>
      <text:h text:style-name="Heading_20_2" text:outline-level="2">Nächste Schritte</text:h>
      <text:p text:style-name="First_20_paragraph">Bis Ende Juni 2013: Fertigstellung von Version 1.0. Bis dahin ist zu erledigen:</text:p>
      <text:list text:style-name="L1">
        <text:list-item>
          <text:p text:style-name="P1">Fertigstellung Datenmodell</text:p>
        </text:list-item>
        <text:list-item>
          <text:p text:style-name="P1">Beschreibung von Methoden und URL-Parametern</text:p>
        </text:list-item>
        <text:list-item>
          <text:p text:style-name="P1">HTTP Status-Codes und besondere Anforderungen an Verwendung bestimmter HTTP-Header</text:p>
        </text:list-item>
      </text:list>
      <text:h text:style-name="Heading_20_2" text:outline-level="2">Feedback und Mitwirkung</text:h>
      <text:p text:style-name="First_20_paragraph">Feedback wird dringend benötigt und ist daher herzlichst willkommen. Feedback kann auf den folgenden Wegen eingereicht werden:</text:p>
      <text:list text:style-name="L2">
        <text:list-item>
          <text:p text:style-name="P2">Als Pull Requests über Github, direkt am Quelltext</text:p>
        </text:list-item>
        <text:list-item>
          <text:p text:style-name="P2">Über Issues auf Github</text:p>
        </text:list-item>
        <text:list-item>
          <text:p text:style-name="P2">Per E-Mail</text:p>
        </text:list-item>
      </text:list>
      <text:h text:style-name="Heading_20_3" text:outline-level="3">Pull Requests über Github</text:h>
      <text:p text:style-name="First_20_paragraph">Dieses Dokument wird in folgendem Github-Repository gepflegt:</text:p>
      <text:p text:style-name="Text_20_body"><text:a xlink:type="simple" xlink:href="https://github.com/OParl/specs" office:name=""><text:span text:style-name="Definition">https://github.com/OParl/specs</text:span></text:a></text:p>
      <text:p text:style-name="Text_20_body">Der bevorzugte Feedback-Kanal für erfahrene Git- bzw. Github-Nutzer ist entsprechend die Mitwirkung direkt am Quelltext in Form von Pull-Requests. So können <text:span text:style-name="T1">Ergänzungen</text:span><text:span text:style-name="T2"> </text:span><text:span text:style-name="T3">und</text:span><text:span text:style-name="T4"> </text:span><text:span text:style-name="T5">Korrekturen</text:span> direkt in den Quelltext eingespielt werden.</text:p>
      <text:p text:style-name="Text_20_body">Ausführliche Anleitungen zur Arbeit mit Git/Github finden sich auf der Plattform selbst sowie an vielen Orten im Netz. Der allgemeine Ablauf ist wie folgt:</text:p>
      <text:list text:style-name="L3">
        <text:list-item>
          <text:p text:style-name="P3">Erzeugen Sie sich, sofern noch nicht geschehen, ein Benutzerkonto auf Github.</text:p>
        </text:list-item>
        <text:list-item>
          <text:p text:style-name="P3">Duplizieren (<text:span text:style-name="T6">forken</text:span>) Sie das oben genannte Repository</text:p>
        </text:list-item>
        <text:list-item>
          <text:p text:style-name="P3">Nehmen Sie die gewünschten Änderungen an Ihrem Repository vor. Committen Sie diese Änderungen möglichst kleinteilig.</text:p>
        </text:list-item>
        <text:list-item>
          <text:p text:style-name="P3">Senden Sie die gewünschten Commits als Pull Requests.</text:p>
        </text:list-item>
      </text:list>
      <text:p text:style-name="First_20_paragraph">Als Autor werde ich entscheiden, welche Pull Requests ich übernehme. Sie werden als Mitwirkender in diesem Dokument genannt. Wenn Sie mit einen Klarnamen unggf. Unternehmenszugehörigkeit genannt werden wollen, teilen Sie mir dies bitte per Mail an marian@sendung.de mit.</text:p>
      <text:h text:style-name="Heading_20_3" text:outline-level="3">Issues auf Github</text:h>
      <text:p text:style-name="First_20_paragraph">Wer nicht über Github am Quelltext mitwirken möchte, aber einen Github-Account sein eigen nennt (oder zu diesem Zweck anlegen möchte) und <text:span text:style-name="T7">öffentlich</text:span><text:span text:style-name="T8"> </text:span><text:span text:style-name="T9">kommentieren</text:span> möchte, der sollte das öffentliche Issue-Tracking-System unter</text:p>
      <text:p text:style-name="Text_20_body"><text:a xlink:type="simple" xlink:href="https://github.com/OParl/specs/issues" office:name=""><text:span text:style-name="Definition">https://github.com/OParl/specs/issues</text:span></text:a></text:p>
      <text:p text:style-name="Text_20_body">verwenden. Vorteil daran ist, dass auch andere die Einträge lesen und wiederum durch Kommentare ergänzen können. Zudem lässt sich der Bearbeitungsstatus eines Issue-Eintrags (offen, geschlossen) nachhalten.</text:p>
      <text:p text:style-name="Text_20_body">Bitte achten Sie auf diesem Weg darauf, Ihre Kommentare in möglichst kleine thematische Einheiten herunter zu brechen.</text:p>
      <text:h text:style-name="Heading_20_3" text:outline-level="3">Feedback per E-Mail</text:h>
      <text:p text:style-name="First_20_paragraph">Sollten Sie keinen der oben beschriebenen Wege beschreiten wollen, können Sie Anmerkungen zum Dokument per E-Mail an marian@sendung.de einsenden. Bitte verwenden Sie dabei den Begriff "open-ris-specs" im Betreff.</text:p>
      <text:p text:style-name="Text_20_body">Sollten Sie auf diesem Wege Anmerkungen direkt am/im Dokumententext übersenden wollen, nutzen Sie bitte falls möglich die Word- oder OpenOffice-Version dieses Dokuments und ändern Sie das Dokument so, dass Änderungen aufgezeichnet werden (OpenOffice: Bearbeiten &gt; Änderungen &gt; Aufzeichnen; Word: Ribbon "Überprüfen" &gt; Nachverfolgung &gt; Änderungen nachverfolgen).</text:p>
      <text:h text:style-name="Heading_20_2" text:outline-level="2">Mitwirkende</text:h>
      <text:p text:style-name="First_20_paragraph">Felix Ebert, Jan Erhardt</text:p>
      <text:h text:style-name="Heading_20_1" text:outline-level="1">Datenmodell</text:h>
      <text:p text:style-name="First_20_paragraph">Das Datenmodell definiert die Objekttypen bzw. die Klassen, auf die über die Schnittstelle zugegriffen werden kann.</text:p>
      <text:p text:style-name="Text_20_body">Die Hinweise auf die Praxis in bestehenden Ratsinformationssystemen beziehen sich auf nach außen, bei Nutzung der jeweiligen Weboberflächen, feststellbare Eigenschaften. Dabei wird vereinzelt und beispielhaft auf die folgenden Systeme Bezug genommen:</text:p>
      <text:list text:style-name="L4">
        <text:list-item>
          <text:p text:style-name="P4">Stadt Köln [2] - Plattform: Somacos SessionNet [3]</text:p>
        </text:list-item>
        <text:list-item>
          <text:p text:style-name="P4">Bezirksverwaltung Berlin Mitte [4] - Plattform: ALLRIS [5]</text:p>
        </text:list-item>
        <text:list-item>
          <text:p text:style-name="P4">Stadt Rösrath [6] - Plattform der Firma PROVOX [7]</text:p>
        </text:list-item>
        <text:list-item>
          <text:p text:style-name="P4">Stadt Euskirchen [8] - Plattform: SD.NET RIM 4 [9]</text:p>
        </text:list-item>
        <text:list-item>
          <text:p text:style-name="P4">Stadt Bonn - BoRis [10]</text:p>
        </text:list-item>
      </text:list>
      <text:h text:style-name="Heading_20_2" text:outline-level="2">Übergreifende Aspekte</text:h>
      <text:h text:style-name="Heading_20_3" text:outline-level="3">Eindeutige Identifizierung von Objekten</text:h>
      <text:p text:style-name="First_20_paragraph">Sämtliche Objekte, die über die Schnittstelle geladen werden können, sollen anhand einer einzigen Objekteigenschaft eindeutig identifizierbar sein. Die Objekteigenschaft, mit der dies erreicht wird, wird hier im folgenden - unabhängig vom tatsächlichen Namen der Eigenschaft - als "Schlüssel" bezeichnet.</text:p>
      <text:p text:style-name="Text_20_body">Eindeutigkeit meint hier eine Einzigartigkeit innerhalb des Informationssystems und für den jeweiligen Objekttyp. Das bedeutet: zwei von einander unabhängige Ratsinformationssysteme für verschiedene Gebietskörperschaften dürfen sich überlappende Schlüssel nutzen. Innerhalb eines Systems dürfen zwei Objekte unterschiedlichen Typs (beispielsweise eine Person ud ein Gremium) den selben Schlüssel nutzen. Jedoch MÜSSEN zwei Objekte des selben Typs innerhalb des selben Systems grundsätzlich verschiedene Schlüssel haben.</text:p>
      <text:p text:style-name="Text_20_body">Schlüssel-Eigenschaften werden grundsätzlich als String mit Unicode-Zeichenumfang übergeben. Sie können daher gleichermaßen aus numerischen wie alphanumerischen Werten befüllt werden.</text:p>
      <text:p text:style-name="Text_20_body">Es wird grundsätzlich vorausgesetzt, dass Schlüssel unveränderlich sind. Ändert sich der Schlüssel eines Objekts nach der Erzeugung, werden Nutzer der Schnittstelle annehmen, dass es sich nicht mehr um das selbe Objekt handelt.</text:p>
      <text:h text:style-name="Heading_20_3" text:outline-level="3">Objekteigenschaften</text:h>
      <text:p text:style-name="First_20_paragraph">Die nachfolgend beschriebenen Eigenschaften der Objekttypen sind, wenn nicht anders angegeben, verpflichtend. Das bedeutet: Bei jedem von der Schnittstelle ausgelieferten Objekt muss diese Eigenschaften definiert sein. Optionale Eigenschaften sind entsprechend gekennzeichnet.</text:p>
      <text:p text:style-name="Text_20_body">Eigenschaften werden deutschsprachig und englischsprachig benannt. Die deutschsprachige Benennung dient der bestmöglichen Verständlichkeit im Kontext dieses Dokuments, während die Schnittstelle aus Gründen der Zugänglichkeit für möglichst viele Entwickler mit englischsprachigen Begriffen arbeiten soll.</text:p>
      <text:h text:style-name="Heading_20_3" text:outline-level="3">Zu den Beziehungen</text:h>
      <text:p text:style-name="First_20_paragraph">Bei der Beschreibung von Beziehungen zwischen Objekten wird zu diesem Zeitpunkt nicht berücksichtigt, ob eine Beziehung zwischen zwei Objekten A und B am Objekt A oder am Objekt B definiert wird. So spielt es bislang keine Rolle, ob einem Gremium mehrere Personen zugeordnet werden oder einer Person mehrere Gremien zugewiesen werden. Das Augenmerkt liegt hier nur auf der Tatsache, welche Beziehung existieren können und was diese Beziehungen aussagen sollen.</text:p>
      <text:h text:style-name="Heading_20_2" text:outline-level="2">Gebietskörperschaft</text:h>
      <text:p text:style-name="First_20_paragraph">Die Gebietskörperschaft erlaubt es, Körperschaften wie einen bestimmten Landkreis, eine bestimmte Gemeinde oder einen bestimmten Stadtbezirk in Form eines Datenobjekts abzubilden.</text:p>
      <text:p text:style-name="Text_20_body">Viele RIS werden nur genau eine Instanz dieses Typs „beherbergen“. Einige Systeme werden jedoch für mehrere Mandanten betrieben, wobei die Mandanten verschiedene Gebietskörperschaften repräsentieren (z.B. "Verbandsgemeinde Ulmen" und "Stadt Ulmen".)</text:p>
      <text:p text:style-name="Text_20_body"><draw:frame><draw:image xlink:href="Pictures/0.pdf" xlink:type="simple" xlink:show="embed" xlink:actuate="onLoad"/></draw:frame></text:p>
      <text:h text:style-name="Heading_20_3" text:outline-level="3">Eindeutige Identifizierung</text:h>
      <text:p text:style-name="First_20_paragraph">Zur Identifizierung des Objekts kann der Amtliche Gemeindeschlüssel (AGS[1]) verwendet werden, der alle deutschen Gemeinden, Landkreise, kreisfreien Städte etc. eindeutig erfasst.</text:p>
      <text:p text:style-name="Text_20_body">Vorteil der Verwendung des AGS:</text:p>
      <text:list text:style-name="L5">
        <text:list-item>
          <text:p text:style-name="P5">Kompakte, einfache und einheitliche Schreibweise für jede Körperschaft.</text:p>
        </text:list-item>
        <text:list-item>
          <text:p text:style-name="P5">Der AGS wird von Behörden genutzt, ist anerkannt und auch in anderen Medien, z.B. der Wikipedia, verbreitet.</text:p>
        </text:list-item>
      </text:list>
      <text:p text:style-name="First_20_paragraph">Nachteil des AGS:</text:p>
      <text:list text:style-name="L6">
        <text:list-item>
          <text:p text:style-name="P6">Führende Nullen machen den Schlüssel fehleranfällig. Bestimmte Systeme wie z.B. Excel könnten den Inhalt als Zahlenwert erkennen und die führenden Nullen automatisch verwerfen.</text:p>
        </text:list-item>
        <text:list-item>
          <text:p text:style-name="P6">Für Gebietsgliederungen unterhalb der selbstständigen Gemeinde, beispielsweise einen einzelnen Stadtbezirk, gibt es keinen eigenen Gemeindeschlüssel. Dies müssten durch eine nicht-amtliche Erweiterung des Systems ausgeglichen werden.</text:p>
        </text:list-item>
      </text:list>
      <text:h text:style-name="Heading_20_3" text:outline-level="3">Eigenschaften</text:h>
      <text:p text:style-name="Definition_20_Term_20_Tight">Name</text:p>
      <text:p text:style-name="Definition_20_Definition_20_Tight">Der Name der Gebietskörperschaft, z.B. "Köln" oder "Stadt Köln".</text:p>
      <text:h text:style-name="Heading_20_3" text:outline-level="3">Beziehungen</text:h>
      <text:list text:style-name="L7">
        <text:list-item>
          <text:p text:style-name="P7">Objekte vom Typ "Organisation" sind zwingend genau einer Gebietskörperschaft zugeordnet. So wird beispielseise eine SPD in Köln von einer SPD in Leverkusen unterschieden.</text:p>
        </text:list-item>
        <text:list-item>
          <text:p text:style-name="P7">Objekte vom Typ "Gremium" sind zwingend genau einer Gebietskörperschaft zugeordnet. Damit wird der "Rat" einer bestimmten Kommune von den gleichnamigen Gremien anderer Kommunen abgegrenzt.</text:p>
        </text:list-item>
      </text:list>
      <text:h text:style-name="Heading_20_2" text:outline-level="2">Gremium</text:h>
      <text:p text:style-name="First_20_paragraph">Das Gremium ist ein Personenkreis, üblicherweise von gewählten und/oder ernannten Mitgliedern. Beispiele hierfür sind der Stadtrat, Kreisrat, Gemeinderat, Ausschüsse und Bezirksvertretungen. Gremien halten Sitzungen ab, zu denen die Gremien-Mitglieder eingeladen werden.</text:p>
      <text:p text:style-name="Text_20_body"><draw:frame><draw:image xlink:href="Pictures/1.pdf" xlink:type="simple" xlink:show="embed" xlink:actuate="onLoad"/></draw:frame></text:p>
      <text:h text:style-name="Heading_20_3" text:outline-level="3">Eigenschaften</text:h>
      <text:p text:style-name="Definition_20_Term_20_Tight">Kennung</text:p>
      <text:p text:style-name="Definition_20_Definition_20_Tight">Zur eindeutigen Identifizierung des Gremiums im Kontext einer bestimmten Gebietskörperschaft. Die Stadt Köln verwendet beispielswiese das Kürzel "STA" für den Stadtentwicklungsausschuss oder "BA" für den Ausschuss für Anregungen und Beschwerden. Andere Kommunen verwenden z.B. rein numerische Kennungen.</text:p>
      <text:p text:style-name="Definition_20_Term_20_Tight">Name</text:p>
      <text:p text:style-name="Definition_20_Definition_20_Tight">Der Name des Gremiums. Beispiele: "Rat", "Hauptausschuss", "Bezirksvertretung 1 (Innenstadt)"</text:p>
      <text:h text:style-name="Heading_20_4" text:outline-level="4">Anmerkungen</text:h>
      <text:p text:style-name="First_20_paragraph">Beim Rösrather RIS [6] wird für jedes Gremium ein Kurz- und ein Langname angegeben. Beispielsweise wird beim "Stadtentwicklungs-, Planungs- und Verkehrsausschuss" die kurze Form "Stadtentwicklung" hinterlegt. Bei 5 von 12 Gremien sind jedoch Kurz- und Langnamen identisch.</text:p>
      <text:p text:style-name="Text_20_body">Sofern nicht Beispiele aus weiteren Systemen vorliegen, wird dieser Einzelfall nicht im Entwurf abgebildet.</text:p>
      <text:h text:style-name="Heading_20_3" text:outline-level="3">Beziehungen</text:h>
      <text:list text:style-name="L8">
        <text:list-item>
          <text:p text:style-name="P8">Objekte vom Typ "Person" referenzieren auf Gremien, um die Mitgliedschaft/Zugehörigkeit einer Person im/zum Gremium zu kennzeichnen.</text:p>
        </text:list-item>
        <text:list-item>
          <text:p text:style-name="P8">Objekte vom Typ "Drucksache" können einem Gremium zugeordnet sein. Beispielsweise wird eine Anfrage oder ein Antrag dem Rat oder einer bestimmten Bezirksvertretung zugeordnet.</text:p>
        </text:list-item>
      </text:list>
      <text:h text:style-name="Heading_20_2" text:outline-level="2">Person</text:h>
      <text:p text:style-name="First_20_paragraph">Jede natürliche Person, die Mitglied eines Gremiums ist, ist als Person im Datenmodell eindeutig identifizierbar.</text:p>
      <text:p text:style-name="Text_20_body"><draw:frame><draw:image xlink:href="Pictures/2.pdf" xlink:type="simple" xlink:show="embed" xlink:actuate="onLoad"/></draw:frame></text:p>
      <text:h text:style-name="Heading_20_3" text:outline-level="3">Eigenschaften</text:h>
      <text:p text:style-name="Definition_20_Term_20_Tight">Kennung</text:p>
      <text:p text:style-name="Definition_20_Definition_20_Tight">Zur eindeutigen Identifizierung sollte jede Person eine Kennung besitzen, die keinen Änderungen unterworfen ist und aus diesem Grund nicht mit dem Namen in Verbindung stehen sollte. Viele RIS nutzen rein numerische Kennungen.</text:p>
      <text:p text:style-name="Definition_20_Term_20_Tight">Vorname</text:p>
      <text:p text:style-name="Definition_20_Definition_20_Tight">Der Vorname der Person.</text:p>
      <text:p text:style-name="Definition_20_Term_20_Tight">Nachname</text:p>
      <text:p text:style-name="Definition_20_Definition_20_Tight">Der Nachname der Person.</text:p>
      <text:p text:style-name="Definition_20_Term_20_Tight">Titel</text:p>
      <text:p text:style-name="Definition_20_Definition_20_Tight"><text:span text:style-name="T10">Optional</text:span>. Akademische Titel wie "Dr." und "Prof. Dr."</text:p>
      <text:p text:style-name="Definition_20_Term_20_Tight">Geschlecht</text:p>
      <text:p text:style-name="Definition_20_Definition_20_Tight"><text:span text:style-name="T11">Optional</text:span>. Männlich/Weblich</text:p>
      <text:p text:style-name="Definition_20_Term_20_Tight">Beruf</text:p>
      <text:p text:style-name="Definition_20_Definition_20_Tight"><text:span text:style-name="T12">Optional</text:span>. Z.B. "Rechtsanwalt"</text:p>
      <text:p text:style-name="Definition_20_Term_20_Tight">Partei</text:p>
      <text:p text:style-name="Definition_20_Definition_20_Tight"><text:span text:style-name="T13">Optional</text:span>. Z.B. "Bündnis 90/Grüne"</text:p>
      <text:p text:style-name="Definition_20_Term_20_Tight">E-Mail-Adresse</text:p>
      <text:p text:style-name="Definition_20_Definition_20_Tight"><text:span text:style-name="T14">Optional</text:span>.</text:p>
      <text:p text:style-name="Definition_20_Term_20_Tight">Telefon</text:p>
      <text:p text:style-name="Definition_20_Definition_20_Tight"><text:span text:style-name="T15">Optional</text:span>.</text:p>
      <text:p text:style-name="Definition_20_Term_20_Tight">Fax</text:p>
      <text:p text:style-name="Definition_20_Definition_20_Tight"><text:span text:style-name="T16">Optional</text:span>.</text:p>
      <text:p text:style-name="Definition_20_Term_20_Tight">Anschrift</text:p>
      <text:p text:style-name="Definition_20_Definition_20_Tight"><text:span text:style-name="T17">Optional</text:span>. Straße und Hausnummer, Postleitzahl und Ort</text:p>
      <text:h text:style-name="Heading_20_4" text:outline-level="4">Anmerkungen</text:h>
      <text:list text:style-name="L9">
        <text:list-item>
          <text:p text:style-name="P9">Das System von Euskirchen scheint Vor- und Nachname (evtl. einschl. Titel) in einem gemeinsamen Feld "Name" zu führen. Ob das System hier technisch differenziert, ist unklar. Falls einzelne Systeme den angezeigten Namen nur als ganzes speichern, sollte dies für den Standard übernommen werden, da es für die meisten Anwendungen ausreichen sollte.</text:p>
        </text:list-item>
        <text:list-item>
          <text:p text:style-name="P9">Das System PROVOX unterscheidet zwischen privaten und geschäftlichen Anschriften.</text:p>
        </text:list-item>
      </text:list>
      <text:h text:style-name="Heading_20_3" text:outline-level="3">Beziehungen</text:h>
      <text:list text:style-name="L10">
        <text:list-item>
          <text:p text:style-name="P10">Objekte vom Typ "Person" können einer Organisation, z.B. einer Fraktion, zugeornet werden. Diese Beziehung ist datiert.</text:p>
        </text:list-item>
        <text:list-item>
          <text:p text:style-name="P10">Objekte vom Typ "Person" können einem oder mehreren Gremien zugewiesen werden, um die Mitgliedschaft in diesem Gremium darzustellen. Diese Beziehungen sind ebenfalls datiert.</text:p>
        </text:list-item>
      </text:list>
      <text:h text:style-name="Heading_20_2" text:outline-level="2">Organisation</text:h>
      <text:p text:style-name="First_20_paragraph">Organisationen sind üblicherweise Parteien bzw. Fraktionen, denen die Personen angehören können.</text:p>
      <text:p text:style-name="Text_20_body"><draw:frame><draw:image xlink:href="Pictures/3.pdf" xlink:type="simple" xlink:show="embed" xlink:actuate="onLoad"/></draw:frame></text:p>
      <text:h text:style-name="Heading_20_3" text:outline-level="3">Eigenschaften</text:h>
      <text:p text:style-name="Definition_20_Term_20_Tight">Kennung</text:p>
      <text:p text:style-name="Definition_20_Definition_20_Tight">Zur eindeutigen Kennzeichnung einer Organisation innerhalb einer Gebietskörperschaft</text:p>
      <text:p text:style-name="Definition_20_Term_20_Tight">Name</text:p>
      <text:p text:style-name="Definition_20_Definition_20_Tight">Der gebräuchliche Name der Organisation, z.B. "SPD" oder "DIE LINKE".</text:p>
      <text:h text:style-name="Heading_20_4" text:outline-level="4">Anmerkungen</text:h>
      <text:list text:style-name="L11">
        <text:list-item>
          <text:p text:style-name="P11">Unklar ist bislang, ob Organisationen in der Praxis eher Fraktionen ("SPD-Fraktion im Kölner Rat", "SPD-Fraktion in Köln-Innenstadt") abbilden oder ob eher Ortsverbände von Parteien ("SPD Köln") gemeint sein werden. Einblicke, wie gängige Systeme dies handhaben, sollten evtl. gesammelt und berücksichtigt werden.</text:p>
        </text:list-item>
      </text:list>
      <text:h text:style-name="Heading_20_3" text:outline-level="3">Beziehungen</text:h>
      <text:list text:style-name="L12">
        <text:list-item>
          <text:p text:style-name="P12">Jede Organisationen gehört zu einer Gebietskörperschaft.</text:p>
        </text:list-item>
        <text:list-item>
          <text:p text:style-name="P12">Personen können Organisationen angehören (<text:span text:style-name="T18">datiert</text:span>).</text:p>
        </text:list-item>
      </text:list>
      <text:h text:style-name="Heading_20_2" text:outline-level="2">Sitzung</text:h>
      <text:p text:style-name="First_20_paragraph">Eine Sitzung ist die Versammlung der Mitglieder eines Gremiums zu einem bestimmten Zeitpunkt. Sitzungen können eine laufende Nummer haben.</text:p>
      <text:p text:style-name="Text_20_body">Die geladenen Teilnehmer der Sitzung sind jeweils als „Person“ in entsprechender Form referenziert. Verschiedene Drucksachen (Einladung, Ergebnis- und Wortprotokoll) werden ebenfalls referenziert.</text:p>
      <text:p text:style-name="Text_20_body"><draw:frame><draw:image xlink:href="Pictures/4.pdf" xlink:type="simple" xlink:show="embed" xlink:actuate="onLoad"/></draw:frame></text:p>
      <text:h text:style-name="Heading_20_3" text:outline-level="3">Eigenschaften</text:h>
      <text:p text:style-name="Definition_20_Term_20_Tight">Eindeutige Kennung</text:p>
      <text:p text:style-name="Definition_20_Definition_20_Tight">Zur eindeutigen Identifizierung der Sitzung innerhalb einer Gebietskörperschaft. In der Praxis wird eine solche Kennzeichnung entweder durch eine laufende Nummer gebildet, oder durch Kombination mehrerer Merkmale wie dem Kürzel des Gremiums, der laufenden Nummer der Sitzung in einem Jahr und der Jahreszahl (z.B. "BV1/0034/2012").</text:p>
      <text:p text:style-name="Definition_20_Term_20_Tight">Nummer</text:p>
      <text:p text:style-name="Definition_20_Definition_20_Tight"><text:span text:style-name="T19">Optional</text:span>. Laufende Nummer der Sitzung, üblicherweise innerhalb der Wahlperiode mit 1 beginnend. In der Praxis wird dadurch z.B. die "2. Sitzung des Rats" gekennzeichnet.</text:p>
      <text:p text:style-name="Definition_20_Term_20_Tight">Anfang</text:p>
      <text:p text:style-name="Definition_20_Definition_20_Tight">Datum und ggf. Uhrzeit des Anfangszeitpunkts der Sitzung</text:p>
      <text:p text:style-name="Definition_20_Term_20_Tight">Ende</text:p>
      <text:p text:style-name="Definition_20_Definition_20_Tight"><text:span text:style-name="T20">Optional</text:span>. Datum und Uhrzeit vom Ende der Sitzung</text:p>
      <text:h text:style-name="Heading_20_3" text:outline-level="3">Beziehungen</text:h>
      <text:list text:style-name="L13">
        <text:list-item>
          <text:p text:style-name="P13">Sitzungen sind grundsätzlich genau einem Gremium zugeordnet.</text:p>
        </text:list-item>
        <text:list-item>
          <text:p text:style-name="P13">Personen sind Sitzungen zugeordnet, um die Teilnahme an der Sitzung auszudrücken.</text:p>
        </text:list-item>
        <text:list-item>
          <text:p text:style-name="P13">Dokumente können vom Typ "Sitzung" <text:span text:style-name="T21">optional</text:span> zu mehreren Zwecken referenziert werden:</text:p>
          <text:list text:style-name="L14">
            <text:list-item>
              <text:p text:style-name="P14">Zum Verweis auf die Einladung zur Sitzung</text:p>
            </text:list-item>
            <text:list-item>
              <text:p text:style-name="P14">Zum Verweis auf das Ergebnisprotokoll zur Sitzung</text:p>
            </text:list-item>
            <text:list-item>
              <text:p text:style-name="P14">Zum Verweis auf das Wortprotokoll zur Sitzung</text:p>
            </text:list-item>
          </text:list>
        </text:list-item>
        <text:list-item>
          <text:p text:style-name="P13">Weiterhin können Sitzungen beliebige weitere Dokumente, die keine eigenständigen Drucksachen sind, referenzieren.</text:p>
        </text:list-item>
      </text:list>
      <text:h text:style-name="Heading_20_2" text:outline-level="2">Tagesordnungspunkt</text:h>
      <text:p text:style-name="First_20_paragraph">Der Tagesordnungspunkt wird für eine bestimmte Sitzung angelegt, erhält eine (innerhalb dieser Sitzung eindeutige) Nummer und einen Titel (Betreff). Nach der Sitzung wird dem Tagesordnungspunkt außerdem ein Ergebnis angehängt. Falls abweichend von der ursprünglichen Beschlussvorlage (z.B. durch Berücksichtigung eines Änderungsantrags) kann ein bestimmter Beschlusstext zu Protokoll gegeben werden. Sofern das Abstimmungsergebnis nicht einstimmig ist, kann es durch mehrere referenzierende Stimmabgaben festgehalten werden.</text:p>
      <text:p text:style-name="Text_20_body">In der Praxis werden die meisten Sitzungen mehrere Tagesordnungspunkte haben.</text:p>
      <text:p text:style-name="Text_20_body"><draw:frame><draw:image xlink:href="Pictures/5.pdf" xlink:type="simple" xlink:show="embed" xlink:actuate="onLoad"/></draw:frame></text:p>
      <text:h text:style-name="Heading_20_3" text:outline-level="3">Eigenschaften</text:h>
      <text:p text:style-name="Definition_20_Term_20_Tight">Nummer</text:p>
      <text:p text:style-name="Definition_20_Definition_20_Tight">Beispiel: "1.2.3". Diese Nummer gibt an, in welcher Reihenfolge die Tagesordnungspunkte einer Sitzung behandelt werden. Im Kontext einer Sitzung ist diese Nummer eindeutig.</text:p>
      <text:p text:style-name="Definition_20_Term_20_Tight">Öffentlich</text:p>
      <text:p text:style-name="Definition_20_Definition_20_Tight">ja/nein. Kennzeichnet, ob der Tagesordnungspunkt in öffentlicher Sitzung behandelt wird.</text:p>
      <text:p text:style-name="Definition_20_Term_20_Tight">Titel</text:p>
      <text:p text:style-name="Definition_20_Definition_20_Tight">Das Thema des Tagesordnungspunktes</text:p>
      <text:p text:style-name="Definition_20_Term_20_Tight">Ergebnis</text:p>
      <text:p text:style-name="Definition_20_Definition_20_Tight">Eines aus einer Liste definierter Ergebnisse. Möglich sind: "Unverändert beschlossen", "Geändert beschlossen", "Endgültig abgelehnt", "Zur Kenntnis genommen", "Ohne Votum in nachfolgende Gremien überwiesen"</text:p>
      <text:p text:style-name="Definition_20_Term_20_Tight">Beschlusstext</text:p>
      <text:p text:style-name="Definition_20_Definition_20_Tight"><text:span text:style-name="T22">Optional</text:span>. Falls in diesem Tagesordnungspunkt ein Beschluss gefasst wurde, kann der Text hier hinterlegt werden. Das ist besonders dann in de Praxis relevant, wenn der gefasste Beschluss (z.B. durch Änderungsantrag) von der Beschlussvorlage abweicht.</text:p>
      <text:h text:style-name="Heading_20_4" text:outline-level="4">Anmerkungen</text:h>
      <text:list text:style-name="L15">
        <text:list-item>
          <text:p text:style-name="P15">Einige Systeme vergeben zu Tagesordnungspunkten intern unveränderliche, numerische IDs. Es ist unklar, ob es zusätzlichen Nutzen bringt, derartige IDs, neben den Nummern, in den Standard zu übernehmen. Dies würde vermutlich nur Sinn ergeben, wenn es als Pflichtfeld gelten kann.</text:p>
        </text:list-item>
      </text:list>
      <text:h text:style-name="Heading_20_3" text:outline-level="3">Beziehungen</text:h>
      <text:list text:style-name="L16">
        <text:list-item>
          <text:p text:style-name="P16">Jeder Tagesordnungspunkt gehört zu einer Sitzung.</text:p>
        </text:list-item>
        <text:list-item>
          <text:p text:style-name="P16">Es können mehrere Objekte vom Typ "Stimmabgabe" referenziert werden, um das Abstimmungsverhalten von Fraktionen oder Einzelpersonen zu dokumentieren.</text:p>
        </text:list-item>
        <text:list-item>
          <text:p text:style-name="P16">Es können Personen referenziert werden, die während der Abstimmung zu diesem Tagesordnungspunkt <text:span text:style-name="T23">nicht</text:span> anwesend waren.</text:p>
        </text:list-item>
      </text:list>
      <text:h text:style-name="Heading_20_2" text:outline-level="2">Stimmabgabe</text:h>
      <text:p text:style-name="First_20_paragraph">Wie eine Person bzw. eine Fraktion zu einem Tagesordnungspunkt abgestimmt hat, wird durch eine Stimmabgabe festgehalten. Ganze Abstimmungsergebnisse bestehen überlicherweise aus mehreren Stimmabgaben. Jede Stimmabgabe gibt entweder die (einzelne) Stimme einer Peson wieder, in diesem Fall ist die Anzahl der Stimmen zwingend 1. Oder eine Stimmabgabe gibt das Abstimmungsverhalten einer ganzen Gruppe von Personen wieder. Dann ist die Anzahl der Stimmen anzugeben und statt einer Person eine Organisation (in der Regel die Fraktion) zu referenzieren.</text:p>
      <text:p text:style-name="Text_20_body"><draw:frame><draw:image xlink:href="Pictures/6.pdf" xlink:type="simple" xlink:show="embed" xlink:actuate="onLoad"/></draw:frame></text:p>
      <text:h text:style-name="Heading_20_3" text:outline-level="3">Eigenschaften</text:h>
      <text:p text:style-name="Definition_20_Term_20_Tight">Anzahl der Stimmen</text:p>
      <text:p text:style-name="Definition_20_Definition_20_Tight">Gehört die Stimmabgabe zu einer Person, ist der Wert immer 1. Gehört sie jedoch zu einer Organisation (=Fraktion), kann der Wert hier größer als 1 sein.</text:p>
      <text:p text:style-name="Definition_20_Term_20_Tight">Votum</text:p>
      <text:p text:style-name="Definition_20_Definition_20_Tight">Einer der drei Werte "ja" (gleichbedeutend mit "dafür"), "nein" ("dagegen") oder "Enthaltung".</text:p>
      <text:h text:style-name="Heading_20_3" text:outline-level="3">Beziehungen</text:h>
      <text:list text:style-name="L17">
        <text:list-item>
          <text:p text:style-name="P17">Jede Stimmabgabe gehört zu genau einem Tagesordnungspunkt.</text:p>
        </text:list-item>
        <text:list-item>
          <text:p text:style-name="P17">Es wird entweder genau eine Person oder genau eine Organisation (Fraktion) referenziert, die die Stimme(n) abgegeben hat.</text:p>
        </text:list-item>
      </text:list>
      <text:h text:style-name="Heading_20_2" text:outline-level="2">Drucksache</text:h>
      <text:p text:style-name="First_20_paragraph">Eine Drucksache bildet Mitteilungen, Antworten auf Anfragen, Beschlussvorlagen, Anfragen und Anträge ab. Jede Drucksache erhält eine eindeutige Kennung.</text:p>
      <text:p text:style-name="Text_20_body">Die Drucksache hat im Informationsmodell eine hervorgehobene Bedeutung. Im Fall eines Antrags kann mit einer einzigen Drucksache ein über Monate oder Jahre dauernder politischer Entscheidungsprozess verbunden sein. In dem Zusammenhang entstehen üblicherweise weitere Drucksachen.</text:p>
      <text:p text:style-name="Text_20_body">Drucksachen spielen in der schriftlichen wie mündlichen Kommunikation eine besondere Rolle, da in vielen Texten auf bestimmte Drucksachen Bezug genommen wird. Hierbei kommen in Ratsinformationssystemen unveränderliche Kennungen der Drucksachen zum Einsatz.</text:p>
      <text:p text:style-name="Text_20_body"><draw:frame><draw:image xlink:href="Pictures/7.pdf" xlink:type="simple" xlink:show="embed" xlink:actuate="onLoad"/></draw:frame></text:p>
      <text:p text:style-name="Text_20_body">Jede Drucksache ist über die Eigenschaft "Typ" als eine der folgenden Arten von Drucksachen gekennzeichnet:</text:p>
      <text:list text:style-name="L18">
        <text:list-item>
          <text:p text:style-name="P18"><text:span text:style-name="T24">Beschlussvorlage</text:span>: Entscheidungsvorschlag der Verwaltung</text:p>
        </text:list-item>
        <text:list-item>
          <text:p text:style-name="P18"><text:span text:style-name="T25">Antrag</text:span>: Entscheidungsvorschlag einer Fraktionen bzw. mehrerer Fraktionen oder einer/mehrerer Einzelperson/en</text:p>
        </text:list-item>
        <text:list-item>
          <text:p text:style-name="P18"><text:span text:style-name="T26">Anfrage</text:span>: Frage(n) einer oder mehrerer Fraktion oder Einzelpersonen an die Verwaltung</text:p>
        </text:list-item>
        <text:list-item>
          <text:p text:style-name="P18"><text:span text:style-name="T27">Mitteilung</text:span><text:span text:style-name="T28">/</text:span><text:span text:style-name="T29">Stellungnahme</text:span><text:span text:style-name="T30"> </text:span><text:span text:style-name="T31">der</text:span><text:span text:style-name="T32"> </text:span><text:span text:style-name="T33">Verwaltung</text:span>: Eine Information der Verwaltung an einzelne oder mehrere Gremien. Darunter fallen nicht Beantwortungen von Anfragen.</text:p>
        </text:list-item>
        <text:list-item>
          <text:p text:style-name="P18"><text:span text:style-name="T34">Beantwortung</text:span><text:span text:style-name="T35"> </text:span><text:span text:style-name="T36">einer</text:span><text:span text:style-name="T37"> </text:span><text:span text:style-name="T38">Anfrage</text:span>: Antwort der Verwaltung auf (mündliche oder schriftliche) Anfragen</text:p>
        </text:list-item>
      </text:list>
      <text:h text:style-name="Heading_20_3" text:outline-level="3">Eigenschaften</text:h>
      <text:p text:style-name="Definition_20_Term_20_Tight">Kennung</text:p>
      <text:p text:style-name="Definition_20_Definition_20_Tight">Die Kennung einer Drucksache muss für die jeweilige Gebietskörperschaft eindeutig sein. Sie kann sowohl Ziffern als auch Buchstaben enthalten. Einige Systeme (z.B. Köln) verwenden besondere Trennzeichen wie "/", um eine Jahreszahl von einer laufenden Nummer abzutrennen. Weiterhin werden mancherorts führende Nullen verwendet.</text:p>
      <text:p text:style-name="Definition_20_Term_20_Tight">Datum</text:p>
      <text:p text:style-name="Definition_20_Definition_20_Tight">Datum der Veröffentlichung</text:p>
      <text:p text:style-name="Definition_20_Term_20_Tight">Typ</text:p>
      <text:p text:style-name="Definition_20_Definition_20_Tight">Art der Drucksache (Erläuterung siehe oben)</text:p>
      <text:h text:style-name="Heading_20_3" text:outline-level="3">Beziehungen</text:h>
      <text:list text:style-name="L19">
        <text:list-item>
          <text:p text:style-name="P19">Es muss genau ein <text:span text:style-name="T39">Hauptdokument</text:span> (Objekttyp "Dokument") referenziert werden.</text:p>
        </text:list-item>
        <text:list-item>
          <text:p text:style-name="P19">Es können beliebig viele weitere Dokumente referenziert werden, die als nachgeordnete <text:span text:style-name="T40">Anlagen</text:span> zur Drucksache verstanden werden.</text:p>
        </text:list-item>
        <text:list-item>
          <text:p text:style-name="P19">Es kann ein <text:span text:style-name="T41">Gremium</text:span> genannt werden, dem die Drucksache zuzuordnen ist. Hier ist zu klären, inwiefern dies für einzelne Typen von Drucksachen verpflichten sein sollte. So sollte beispielsweise eine Anfrage grundsätzlich aus einem Gremium (z.B. Gemeinderat) stammen.</text:p>
        </text:list-item>
        <text:list-item>
          <text:p text:style-name="P19">Drucksachen können <text:span text:style-name="T42">Urhebern</text:span> zugewiesen werden. Im Fall von Mitteilungen der Verwaltung ist dies oft der Oberbürgermeister. Bei Anträgen oder Anfragen können Organisationen oder Einzelpersonen referenziert werden. Es können stets mehrere Ihrheber verknüpft werden.</text:p>
        </text:list-item>
        <text:list-item>
          <text:p text:style-name="P19">Es können beliebig viele <text:span text:style-name="T43">Orte</text:span> (siehe Objekttyp "Ort") referenziert werden, die im Inhalt der Drucksache behandelt werden. Beispiel: Beschlussvorlage zur Freigabe von Mitteln für die Sanierung eines Sportplatzes, wobei der Ort die Lage des Sportplatzes genau beschreibt.</text:p>
        </text:list-item>
        <text:list-item>
          <text:p text:style-name="P19">Drucksachen können auf andere Drucksachen referenzieren. Diese Verweise können verschiedene semantische Beziehungen ausdrücken. So kann eine Drucksache auf eine übergeordnete oder eine oder mehrere untergeordnete Drucksachen verweisen. Beim Drucksachen-Typ "Beantwortung einer Anfrage" ist die Drucksache zu referenzieren, die die ursprüngliche <text:span text:style-name="T44">Anfrage</text:span> beinhaltet. Denkbar sind auch Verweise auf frühere Drucksachen zum selben Thema. Zu klären ist, wie die verschiedenen möglichen Beziehungen formell ausgedrückt werden.</text:p>
        </text:list-item>
        <text:list-item>
          <text:p text:style-name="P19">Drucksachen können zu beliebig vielen Tagesordnungspunkten in Beziehung stehen, um die <text:span text:style-name="T45">Beratungsfolge</text:span> einer Drucksache abzubilden. Hierbei kann die Beziehung jeweils mit einer Rollenbezeichnung versehen sein, die noch näher zu bestimmen ist (TODO).</text:p>
        </text:list-item>
      </text:list>
      <text:h text:style-name="Heading_20_2" text:outline-level="2">Dokument</text:h>
      <text:p text:style-name="First_20_paragraph">Ein Dokument hält die Daten und Metadaten einer Datei vor, beispielsweise einer PDF-Datei, eines RTF- oder Word-Dokuments. Wird von einem Word-Dokument eine PDF-Ableitung hinterlegt, ist diese Ableitung ebenfalls ein Dokument, das jedoch nicht als Master gekennzeichnet wird, sondern auf den entsprechenden Master verweist.</text:p>
      <text:p text:style-name="Text_20_body">Im Unterschied zur Drucksache benötigt das Dokument keine nutzerfreundliche Kennung.</text:p>
      <text:p text:style-name="Text_20_body"><draw:frame><draw:image xlink:href="Pictures/8.pdf" xlink:type="simple" xlink:show="embed" xlink:actuate="onLoad"/></draw:frame></text:p>
      <text:h text:style-name="Heading_20_3" text:outline-level="3">Eigenschaften</text:h>
      <text:p text:style-name="Definition_20_Term_20_Tight">Kennung</text:p>
      <text:p text:style-name="Definition_20_Definition_20_Tight">Unveränderliche Kennung</text:p>
      <text:p text:style-name="Definition_20_Term_20_Tight">Titel</text:p>
      <text:p text:style-name="Definition_20_Definition_20_Tight">Nutzerfreundliche Bezeichnung des Dokuments</text:p>
      <text:p text:style-name="Definition_20_Term_20_Tight">Dateityp</text:p>
      <text:p text:style-name="Definition_20_Definition_20_Tight">Mime-Typ des Inhalts, z.B. "application/x-pdf"</text:p>
      <text:p text:style-name="Definition_20_Term_20_Tight">Veröffentlichungsdatum</text:p>
      <text:p text:style-name="Definition_20_Definition_20_Tight">Datum des Tages, an dem das Dokument ins System eingestellt wurde</text:p>
      <text:p text:style-name="Definition_20_Term_20_Tight">Änderungsdatum und -uhrzeit</text:p>
      <text:p text:style-name="Definition_20_Definition_20_Tight">Datum und Uhrzeit der letzten Änderung des Dokuments</text:p>
      <text:p text:style-name="Definition_20_Term_20_Tight">Prüfsumme</text:p>
      <text:p text:style-name="Definition_20_Definition_20_Tight">SHA1-Prüfsumme des Dokumenteninhalts</text:p>
      <text:p text:style-name="Definition_20_Term_20_Tight">Daten</text:p>
      <text:p text:style-name="Definition_20_Definition_20_Tight">Der eigentliche (Binär-)Inhalt des Dokuments</text:p>
      <text:p text:style-name="Definition_20_Term_20_Tight">Nur-Text-Version</text:p>
      <text:p text:style-name="Definition_20_Definition_20_Tight">Reine Text-Wiedergabe des Dokumenteninhalts, sofern es sich um ein Textdokument handelt.</text:p>
      <text:h text:style-name="Heading_20_3" text:outline-level="3">Beziehungen</text:h>
      <text:list text:style-name="L20">
        <text:list-item>
          <text:p text:style-name="P20">Dokumente gehören zwingend zu einer <text:span text:style-name="T46">Drucksache</text:span>, optional auch zu mehreren. Ein Dokument kann entweder als Hauptdokument einer Drucksache oder als Anlage eingestuft sein.</text:p>
        </text:list-item>
        <text:list-item>
          <text:p text:style-name="P20">Ein Dokument kann auf ein anderes Dokument referenzieren, wenn es von dem anderen Dokument abstammt. So ist es möglich, von einem abgeleiteten Dokument zu seinem Dokumenten-Master zu gelangen (Beispiel: von einem PDF-Dokument zum OpenOffice-Original).</text:p>
        </text:list-item>
      </text:list>
      <text:h text:style-name="Heading_20_2" text:outline-level="2">Ort</text:h>
      <text:p text:style-name="First_20_paragraph">Dieser Objekttyp dient dazu, einen Ortsbezug einer Drucksache formal abzubilden. Ortsangaben können sowohl aus Textinformationen bestehen (beispielsweise der Name einer Straße/eines Platzes oder eine genaue Adresse) oder aus einer Geo-Koordinatenangabe aus Längen- und Breitengrad.</text:p>
      <text:p text:style-name="Text_20_body">Bislang finden sich nur beim Bonner System Beispiele für Ortsangaben.</text:p>
      <text:p text:style-name="Text_20_body"><draw:frame><draw:image xlink:href="Pictures/9.pdf" xlink:type="simple" xlink:show="embed" xlink:actuate="onLoad"/></draw:frame></text:p>
      <text:h text:style-name="Heading_20_3" text:outline-level="3">Eigenschaften</text:h>
      <text:p text:style-name="Definition_20_Term_20_Tight">Textanabe</text:p>
      <text:p text:style-name="Definition_20_Definition_20_Tight"><text:span text:style-name="T47">Optional</text:span><text:span text:style-name="T48">.</text:span> Textliche Beschreibung eines Orts, z.B. in Form einer Adresse</text:p>
      <text:p text:style-name="Definition_20_Term_20_Tight">Koordinaten</text:p>
      <text:p text:style-name="Definition_20_Definition_20_Tight"><text:span text:style-name="T49">Optional</text:span><text:span text:style-name="T50">.</text:span> Längen- und Breitenangabe des Orts im WGS-84-System [11]</text:p>
      <text:h text:style-name="Heading_20_3" text:outline-level="3">Beziehungen</text:h>
      <text:list text:style-name="L21">
        <text:list-item>
          <text:p text:style-name="P21">Orte können mit Drucksachen in Verbindung stehen.</text:p>
        </text:list-item>
      </text:list>
      <text:h text:style-name="Heading_20_1" text:outline-level="1">Glossar</text:h>
      <text:p text:style-name="Definition_20_Term">AGS</text:p>
      <text:p text:style-name="Definition_20_Definition">Amtlicher Gemeindeschlüssel</text:p>
      <text:p text:style-name="Definition_20_Term">RIS</text:p>
      <text:p text:style-name="Definition_20_Definition">Ratsinformationssystem</text:p>
      <text:p text:style-name="Definition_20_Term_20_Tight">WGS 84</text:p>
      <text:p text:style-name="Definition_20_Definition_20_Tight">World Geodetic System 1984. Ein weltweites Referenzsystem für die Interpretation von Geokoordinaten-Angaben.</text:p>
      <text:h text:style-name="Heading_20_1" text:outline-level="1">Fußnoten</text:h>
      <text:p text:style-name="First_20_paragraph">[1]: Siehe <text:a xlink:type="simple" xlink:href="https://www.destatis.de/DE/Methoden/Klassifikationen/Bevoelkerung/StaatsangehoerigkeitGebietsschluessel.html" office:name=""><text:span text:style-name="Definition">www.destatis.de/...</text:span></text:a></text:p>
      <text:p text:style-name="Text_20_body">[2]: Ratsinformationssystem der Stadt Köln, <text:a xlink:type="simple" xlink:href="http://ratsinformation.stadt-koeln.de/" office:name=""><text:span text:style-name="Definition">http://ratsinformation.stadt-koeln.de/</text:span></text:a></text:p>
      <text:p text:style-name="Text_20_body">[3]: Firma Somacos, <text:a xlink:type="simple" xlink:href="http://www.somacos.de/de/sitzungsdienst/ratsinfo.html" office:name=""><text:span text:style-name="Definition">SessionNet Produktinformation</text:span></text:a></text:p>
      <text:p text:style-name="Text_20_body">[4]: Ratsinformationssystem der Bezirksverwaltugn Berlin Mitte, <text:a xlink:type="simple" xlink:href="http://www.berlin.de/ba-mitte/bvv-online/allris.net.asp" office:name=""><text:span text:style-name="Definition">http://www.berlin.de/...</text:span></text:a></text:p>
      <text:p text:style-name="Text_20_body">[5]: CC e-gov GmbH, <text:a xlink:type="simple" xlink:href="http://www.cc-egov.de/allris.htm" office:name=""><text:span text:style-name="Definition">ALLRIS Produktionformationen</text:span></text:a></text:p>
      <text:p text:style-name="Text_20_body">[6]: Ratsinformationssystem der Stadt Rösrath, <text:a xlink:type="simple" xlink:href="http://212.227.97.55/ratsinfo/roesrath" office:name=""><text:span text:style-name="Definition">http://212.227.97.55/...</text:span></text:a></text:p>
      <text:p text:style-name="Text_20_body">[7]: <text:a xlink:type="simple" xlink:href="http://www.provox.de/" office:name=""><text:span text:style-name="Definition">Firma PROVOX</text:span></text:a></text:p>
      <text:p text:style-name="Text_20_body">[8]: Ratsinformationssystem der Stadt Euskirchen, <text:a xlink:type="simple" xlink:href="https://sitzungsdienst.euskirchen.de/" office:name=""><text:span text:style-name="Definition">https://sitzungsdienst.euskirchen.de/</text:span></text:a></text:p>
      <text:p text:style-name="Text_20_body">[9]: Firma Sternberg, <text:a xlink:type="simple" xlink:href="http://www.sitzungsdienst.net/produkte/ratsinformationsmanagement" office:name=""><text:span text:style-name="Definition">SD.NET RIM Produktionformationen</text:span></text:a></text:p>
      <text:p text:style-name="Text_20_body">[10]: BoRis, Ratsinformationssystem der Stadt Bonn (Eigenentwicklung). <text:a xlink:type="simple" xlink:href="http://www2.bonn.de/bo_ris/ris_sql/agm_index.asp" office:name=""><text:span text:style-name="Definition">http://www2.bonn.de/...</text:span></text:a></text:p>
      <text:p text:style-name="Text_20_body">[11]: World Geodetic System 1984 (EPSG:4326), wird unter anderem auch vom Global Positioning System (GPS) verwend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